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FF000004FE0B944D9E34E2431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ゴシック" svg:font-family="IPAゴシック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bitmap" draw:fill-image-name="Bitmap_20_1" style:repeat="stretch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standard">
      <style:graphic-properties draw:stroke="none" svg:stroke-color="#000000" draw:fill="solid" draw:fill-color="#ff3300" draw:textarea-horizontal-align="center" draw:textarea-vertical-align="middle" fo:min-height="1.75cm" draw:shadow="hidden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 draw:fill-color="#ffffff"/>
      <style:text-properties style:font-name="IPAゴシック" fo:font-size="28pt" style:font-name-asian="IPAゴシック" style:font-size-asian="28pt" style:font-size-complex="28pt"/>
    </style:style>
    <style:style style:name="P3" style:family="paragraph">
      <loext:graphic-properties draw:fill="solid" draw:fill-color="#ff3300"/>
      <style:paragraph-properties fo:text-align="center"/>
      <style:text-properties style:font-name="VL Pゴシック" fo:font-size="12pt" fo:font-weight="bold" style:font-name-asian="VL Pゴシック" style:font-size-asian="12pt" style:font-weight-asian="bold" style:font-size-complex="12pt" style:font-weight-complex="bold"/>
    </style:style>
  </office:automatic-styles>
  <office:body>
    <office:drawing>
      <draw:page draw:name="page1" draw:style-name="dp1" draw:master-page-name="標準">
        <draw:polygon draw:style-name="gr1" draw:text-style-name="P1" draw:layer="layout" svg:width="17.999cm" svg:height="17.985cm" svg:x="1cm" svg:y="1.014cm" svg:viewBox="0 0 18000 17986" draw:points="0,17986 0,0 18000,0 18000,17986">
          <text:p/>
        </draw:polygon>
        <draw:frame draw:style-name="gr2" draw:text-style-name="P2" draw:layer="layout" svg:width="3.1cm" svg:height="1.521cm" svg:x="2cm" svg:y="0.5cm">
          <draw:text-box>
            <text:p/>
          </draw:text-box>
        </draw:frame>
        <draw:g>
          <draw:path draw:style-name="gr3" draw:text-style-name="P3" draw:layer="layout" svg:width="0.358cm" svg:height="0.351cm" svg:x="5.376cm" svg:y="1.203cm" svg:viewBox="0 0 359 352" svg:d="M229 29l25-15c13 20 27 42 43 67l-25 13c-14-23-28-44-43-65zM329 82c-13-22-28-44-44-67l25-15c17 23 31 46 44 68zM325 352c-20-81-42-153-67-218l32-10c25 65 48 139 69 221zM127 46c-11 108-43 210-96 304l-31-15c50-90 82-187 94-290z">
            <text:p/>
          </draw:path>
          <draw:path draw:style-name="gr3" draw:text-style-name="P3" draw:layer="layout" svg:width="0.332cm" svg:height="0.314cm" svg:x="5.817cm" svg:y="1.246cm" svg:viewBox="0 0 333 315" svg:d="M36 0h263v30c-20 48-50 94-92 139 48 44 90 86 126 124l-23 22c-37-40-79-81-125-124-47 46-104 86-171 119l-14-27c63-33 118-71 163-114 45-44 78-90 100-139h-227z">
            <text:p/>
          </draw:path>
          <draw:path draw:style-name="gr3" draw:text-style-name="P3" draw:layer="layout" svg:width="0.311cm" svg:height="0.348cm" svg:x="6.243cm" svg:y="1.216cm" svg:viewBox="0 0 312 349" svg:d="M97 156l15-29c52 23 100 45 142 68 15-34 23-76 24-124h-173c-16 50-44 94-83 131l-22-21c50-47 80-108 88-181l31 2c-1 13-3 26-6 39h199v18c0 92-23 161-68 208-44 46-115 73-211 82l-5-30c103-9 173-41 210-97-42-22-89-44-141-66z">
            <text:p/>
          </draw:path>
          <draw:path draw:style-name="gr3" draw:text-style-name="P3" draw:layer="layout" svg:width="0.392cm" svg:height="0.382cm" svg:x="6.634cm" svg:y="1.2cm" svg:viewBox="0 0 393 383" svg:d="M203 173h-85v34h81v28h-78c23 20 44 41 64 63l-18 21c-13-15-29-33-49-53v117h-32v-115c-18 30-40 58-67 82l-19-24c34-29 59-59 76-91h-68v-28h78v-34h-78v-27h48c-6-24-13-49-21-75h-24v-27h75v-44h32v44h86v27h-27c-6 27-15 52-25 75h51zM254 135h139v30h-45v214h-32v-214h-64c-3 52-10 94-19 126-10 32-24 61-41 86l-24-21c14-21 26-44 33-67 8-23 14-54 18-94 4-39 6-92 6-157 60-4 110-14 151-30l8 30c-34 12-77 21-129 27 0 31-1 54-1 70zM85 146h36c11-22 20-47 27-75h-83c7 23 14 48 20 75z">
            <text:p/>
          </draw:path>
          <draw:path draw:style-name="gr3" draw:text-style-name="P3" draw:layer="layout" svg:width="0.386cm" svg:height="0.392cm" svg:x="7.05cm" svg:y="1.191cm" svg:viewBox="0 0 387 393" svg:d="M355 69h-302v77h-32v-104h166v-42h34v42h166v98h-32v-11h-87c-4 16-8 31-13 47h119v213h-33v-18h-171v18h-32v-213h82c5-14 10-30 13-47h-101v-27h223zM341 259v-56h-171v56zM170 344h171v-58h-171zM87 177v216h-32v-167c-12 20-26 37-40 53l-15-32c43-46 74-101 93-165l31 7c-10 32-22 61-37 8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ゴシック" svg:font-family="IPAゴシック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fill-image draw:name="Bitmap_20_1" draw:display-name="Bitmap 1" xlink:href="Pictures/10000000000004FF000004FE0B944D9E34E2431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22:41:06.132824240</meta:creation-date>
    <dc:date>2018-01-15T23:31:56.240913458</dc:date>
    <meta:editing-duration>PT10M33S</meta:editing-duration>
    <meta:editing-cycles>2</meta:editing-cycles>
    <meta:generator>LibreOffice/5.4.4.2$MacOSX_X86_64 LibreOffice_project/2524958677847fb3bb44820e40380acbe820f960</meta:generator>
    <meta:document-statistic meta:object-count="8"/>
  </office:meta>
</office:document-meta>
</file>